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Standard"/>
      <text:p text:style-name="P2"><text:tab/>Vagones de tren</text:p>
      <text:p text:style-name="Standard"/>
      <text:p text:style-name="Standard">00_AnimalesAgresivos:</text:p>
      <text:p text:style-name="Standard"/>
      <text:p text:style-name="Standard"><text:tab/>- Descripción: todos los animales son agresivos, se busca el error que no reconozca que todos pueden entrar en un<text:s/>vagón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4 66</text:p>
            <text:p text:style-name="TableContents">León 99 2</text:p>
            <text:p text:style-name="TableContents">Tigre 101 10</text:p>
            <text:p text:style-name="TableContents">Lobo 85 5<text:s/></text:p>
            <text:p text:style-name="TableContents">Chita 150 4</text:p>
          </table:table-cell>
          <table:table-cell table:style-name="TableCell13">
            <text:p text:style-name="TableContents">1 65</text:p>
          </table:table-cell>
        </table:table-row>
      </table:table>
      <text:p text:style-name="Standard"/>
      <text:p text:style-name="Standard"/>
      <text:p text:style-name="Standard">01_entraJusto:</text:p>
      <text:p text:style-name="Standard"/>
      <text:p text:style-name="Standard"><text:tab/>- Descripción: se busca el error donde los<text:s/>animales entran justo en un vagón y no se detecte eso</text:p>
      <text:p text:style-name="Standard"/>
      <text:p text:style-name="Standard">PROGRAMA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 (Esperado)</text:p>
          </table:table-cell>
        </table:table-row>
        <table:table-row table:style-name="TableRow22">
          <table:table-cell table:style-name="TableCell23">
            <text:p text:style-name="TableContents">3 100</text:p>
            <text:p text:style-name="TableContents">León 105 2</text:p>
            <text:p text:style-name="TableContents">Gato 5 10</text:p>
            <text:p text:style-name="TableContents">Mono 20 5<text:s/></text:p>
          </table:table-cell>
          <table:table-cell table:style-name="TableCell24">
            <text:p text:style-name="TableContents">1 100</text:p>
          </table:table-cell>
        </table:table-row>
      </table:table>
      <text:p text:style-name="Standard"/>
      <text:p text:style-name="Standard"/>
      <text:p text:style-name="Standard">02_CadaRazaEnUnVagon:</text:p>
      <text:p text:style-name="Standard"/>
      <text:p text:style-name="Standard"><text:tab/>- Descripción: se busca el error donde no detecte que si o si cada raza de animales debe ir en un vagón distinto.</text:p>
      <text:p text:style-name="Standard"/>
      <text:p text:style-name="Standard">PROGRAMA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</text:p>
          </table:table-cell>
          <table:table-cell table:style-name="TableCell31">
            <text:p text:style-name="P32">OUT (Esperado)</text:p>
          </table:table-cell>
        </table:table-row>
        <table:table-row table:style-name="TableRow33">
          <table:table-cell table:style-name="TableCell34">
            <text:p text:style-name="TableContents">3 100</text:p>
            <text:p text:style-name="TableContents">León 200 2</text:p>
            <text:p text:style-name="TableContents">Tigre 400 10</text:p>
            <text:p text:style-name="TableContents">Suegra 1000 5<text:s/></text:p>
          </table:table-cell>
          <table:table-cell table:style-name="TableCell35">
            <text:p text:style-name="TableContents">3 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MasDeUnaCombinacion:</text:p>
      <text:p text:style-name="Standard"/>
      <text:p text:style-name="Standard"><text:tab/>- Descripción: se busca el error donde<text:s/>se forme incorrectamente el vagón.</text:p>
      <text:p text:style-name="Standard"/>
      <text:p text:style-name="Standard">PROGRAMA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4 200</text:p>
            <text:p text:style-name="TableContents">León 105 7</text:p>
            <text:p text:style-name="TableContents">Perro 20 2</text:p>
            <text:p text:style-name="TableContents">Tigre 100 5</text:p>
            <text:p text:style-name="TableContents">Gato 10 3<text:s/></text:p>
          </table:table-cell>
          <table:table-cell table:style-name="TableCell46">
            <text:p text:style-name="TableContents">1 95</text:p>
          </table:table-cell>
        </table:table-row>
      </table:table>
      <text:p text:style-name="Standard"/>
      <text:p text:style-name="Standard">04_CasiNoEntra:</text:p>
      <text:p text:style-name="Standard"/>
      <text:p text:style-name="Standard"><text:tab/>- Descripción: se busca el error donde se forme<text:s/>incorrectamente el vagón.</text:p>
      <text:p text:style-name="Standard"/>
      <text:p text:style-name="Standard">PROGRAMA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4 100</text:p>
            <text:p text:style-name="TableContents">León 300 7</text:p>
            <text:p text:style-name="TableContents">Perro 20 2</text:p>
            <text:p text:style-name="TableContents">Tigre 200 5</text:p>
            <text:p text:style-name="TableContents">Gato 10 3<text:s/></text:p>
          </table:table-cell>
          <table:table-cell table:style-name="TableCell57">
            <text:p text:style-name="TableContents">3 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blo</meta:initial-creator>
    <dc:creator>Martin Artime</dc:creator>
    <meta:creation-date>2016-09-29T18:27:00Z</meta:creation-date>
    <dc:date>2016-09-30T14:30:00Z</dc:date>
    <meta:template xlink:href="Normal" xlink:type="simple"/>
    <meta:editing-cycles>16</meta:editing-cycles>
    <meta:editing-duration>PT5340S</meta:editing-duration>
    <meta:document-statistic meta:page-count="2" meta:paragraph-count="2" meta:word-count="162" meta:character-count="1057" meta:row-count="7" meta:non-whitespace-character-count="897"/>
  </office:meta>
</office:document-meta>
</file>